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randomWord"/>
        <text:user-field-decl office:value-type="float" office:value="0" text:name="person.age"/>
        <text:user-field-decl office:value-type="float" office:value="0" text:name="person.name"/>
        <text:user-field-decl office:value-type="float" office:value="0" text:name="person.dob"/>
        <text:user-field-decl office:value-type="float" office:value="0" text:name="person.favouriteFruit"/>
        <text:user-field-decl office:value-type="float" office:value="0" text:name="person.currentShirt.color"/>
      </text:user-field-decls>
      <text:p text:style-name="Text_20_body"><text:user-field-get style:data-style-name="N0" text:name="person.name">0</text:user-field-get>, <text:user-field-get style:data-style-name="N0" text:name="person.age">0</text:user-field-get> ans<text:hidden-text text:condition="ooow:!person.dob" text:string-value=" - born in "/><text:user-field-get style:data-style-name="N0" text:name="person.dob">0</text:user-field-get>, a la<text:user-field-get style:data-style-name="N0" text:name="person.favouriteFruit">0</text:user-field-get> comme son fruit préféré. Sa chemise actuelle est <text:user-field-get style:data-style-name="N0" text:name="person.currentShirt.color">0</text:user-field-get>.</text:p>
      <text:p text:style-name="Text_20_body"/>
      <text:p text:style-name="Text_20_body"><text:user-field-get style:data-style-name="N0" text:name="randomWord">0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5:06:30</meta:creation-date>
    <meta:generator>LibreOffice/3.5$Linux_X86_64 LibreOffice_project/350m1$Build-2</meta:generator>
    <dc:date>2014-03-19T00:12:44</dc:date>
    <meta:editing-duration>P1DT4H1M53S</meta:editing-duration>
    <meta:editing-cycles>134</meta:editing-cycles>
    <meta:document-statistic meta:table-count="0" meta:image-count="0" meta:object-count="0" meta:page-count="1" meta:paragraph-count="2" meta:word-count="16" meta:character-count="70" meta:non-whitespace-character-count="56"/>
  </office:meta>
</office:document-meta>
</file>